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  <text:h text:style-name="Heading_20_2" text:outline-level="2"><text:bookmark-start text:name="comment-code-selection"/>Comment Code Selection<text:bookmark-end text:name="comment-code-selection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c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c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c</text:p>
          </table:table-cell>
        </table:table-row>
      </table:table>
      <text:h text:style-name="Heading_20_2" text:outline-level="2"><text:bookmark-start text:name="uncomment-code-selection"/>Uncomment Code Selection<text:bookmark-end text:name="uncomment-code-selection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k + u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k + u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k + u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3Z</meta:creation-date>
    <dc:date>2024-05-22T17:30:43Z</dc:date>
    <meta:user-defined meta:name="date" meta:value-type="string">May  22, 2024 (01:3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